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0000000001C0000002005431AF7C90E0CC2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ao UI2" svg:font-family="'Lao UI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7.249cm"/>
    </style:style>
    <style:style style:name="gr3" style:family="graphic" style:parent-style-name="standard">
      <style:graphic-properties draw:stroke="none" draw:fill="solid" draw:fill-color="#000000" fo:min-height="8.155cm"/>
    </style:style>
    <style:style style:name="gr4" style:family="graphic" style:parent-style-name="standard">
      <style:graphic-properties draw:stroke="none" draw:fill="solid" draw:fill-color="#000000" fo:min-height="9.355cm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text-properties fo:color="#aeaeae" style:font-name="Consolas5" fo:font-size="22pt" style:font-size-asian="22pt" style:font-size-complex="22pt"/>
    </style:style>
    <style:style style:name="P4" style:family="paragraph">
      <loext:graphic-properties draw:fill="solid" draw:fill-color="#000000"/>
      <style:text-properties fo:color="#aeaeae" style:font-name="Consolas5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bde2d" style:font-name="Consolas5" fo:font-size="22pt" style:font-size-asian="22pt" style:font-size-complex="22pt"/>
    </style:style>
    <style:style style:name="T6" style:family="text">
      <style:text-properties fo:color="#f8f8f8" style:font-name="Consolas5" fo:font-size="22pt" style:font-size-asian="22pt" style:font-size-complex="22pt"/>
    </style:style>
    <style:style style:name="T7" style:family="text">
      <style:text-properties fo:color="#ff6400" style:font-name="Consolas5" fo:font-size="22pt" style:font-size-asian="22pt" style:font-size-complex="22pt"/>
    </style:style>
    <style:style style:name="T8" style:family="text">
      <style:text-properties fo:color="#f8f8f8" style:font-name="Consolas7" fo:font-size="22pt" style:font-size-asian="22pt" style:font-size-complex="22pt"/>
    </style:style>
    <style:style style:name="T9" style:family="text">
      <style:text-properties fo:color="#fbde2d" style:font-name="Consolas7" fo:font-size="22pt" style:font-size-asian="22pt" style:font-size-complex="22pt"/>
    </style:style>
    <style:style style:name="T10" style:family="text">
      <style:text-properties fo:color="#61ce3c" style:font-name="Consolas7" fo:font-size="22pt" style:font-size-asian="22pt" style:font-size-complex="22pt"/>
    </style:style>
    <style:style style:name="T11" style:family="text">
      <style:text-properties fo:color="#aeaeae" style:font-name="Consolas5" fo:font-size="22pt" style:font-size-asian="22pt" style:font-size-complex="22pt"/>
    </style:style>
    <style:style style:name="T12" style:family="text">
      <style:text-properties fo:color="#fbde2d" style:font-name="Consolas7" fo:font-style="normal" style:font-style-asian="normal" style:font-style-complex="normal"/>
    </style:style>
    <style:style style:name="T13" style:family="text">
      <style:text-properties fo:color="#fbde2d" style:font-name="Consolas7" fo:font-size="20pt" style:font-size-asian="20pt" style:font-size-complex="20pt"/>
    </style:style>
    <style:style style:name="T14" style:family="text">
      <style:text-properties fo:color="#f8f8f8" style:font-name="Consolas7" fo:font-size="20pt" style:font-size-asian="20pt" style:font-size-complex="20pt"/>
    </style:style>
    <style:style style:name="T15" style:family="text">
      <style:text-properties fo:color="#ff6400" style:font-name="Consolas7" fo:font-size="20pt" style:font-size-asian="20pt" style:font-size-complex="20pt"/>
    </style:style>
    <style:style style:name="T16" style:family="text">
      <style:text-properties fo:color="#f8f8f8" style:font-name="Consolas5" fo:font-size="20pt" style:font-size-asian="20pt" style:font-size-complex="20pt"/>
    </style:style>
    <style:style style:name="T17" style:family="text">
      <style:text-properties fo:color="#61ce3c" style:font-name="Consolas7" fo:font-size="20pt" style:font-size-asian="20pt" style:font-size-complex="20pt"/>
    </style:style>
    <style:style style:name="T18" style:family="text">
      <style:text-properties fo:color="#d8fa3c" style:font-name="Consolas7" fo:font-size="20pt" style:font-size-asian="20pt" style:font-size-complex="20pt"/>
    </style:style>
    <style:style style:name="T19" style:family="text">
      <style:text-properties fo:color="#aeaeae" style:font-name="Consolas7" fo:font-size="20pt" style:font-size-asian="20pt" style:font-size-complex="20pt"/>
    </style:style>
    <style:style style:name="T20" style:family="text">
      <style:text-properties fo:font-variant="normal" fo:text-transform="none" fo:color="#f8f8f8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bde2d" style:text-outline="false" style:text-line-through-style="none" style:text-line-through-type="none" style:font-name="Consolas7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1ce3c" style:text-outline="false" style:text-line-through-style="none" style:text-line-through-type="none" style:font-name="Consolas7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05431AF7C90E0CC2.gif" xlink:type="simple" xlink:show="embed" xlink:actuate="onLoad">
        <style:list-level-properties text:space-before="0.3cm" text:min-label-width="0.9cm" style:vertical-pos="middle" style:vertical-rel="line" fo:width="0.593cm" fo:height="0.677cm"/>
      </text:list-level-style-image>
      <text:list-level-style-image text:level="2" xlink:href="Pictures/100000000000001C0000002005431AF7C90E0CC2.gif" xlink:type="simple" xlink:show="embed" xlink:actuate="onLoad">
        <style:list-level-properties text:space-before="1.5cm" text:min-label-width="0.9cm" style:vertical-pos="middle" style:vertical-rel="line" fo:width="0.593cm" fo:height="0.677cm"/>
      </text:list-level-style-image>
      <text:list-level-style-image text:level="3" xlink:href="Pictures/100000000000001C0000002005431AF7C90E0CC2.gif" xlink:type="simple" xlink:show="embed" xlink:actuate="onLoad">
        <style:list-level-properties text:space-before="2.8cm" text:min-label-width="0.8cm" style:vertical-pos="middle" style:vertical-rel="line" fo:width="0.593cm" fo:height="0.677cm"/>
      </text:list-level-style-image>
      <text:list-level-style-image text:level="4" xlink:href="Pictures/100000000000001C0000002005431AF7C90E0CC2.gif" xlink:type="simple" xlink:show="embed" xlink:actuate="onLoad">
        <style:list-level-properties text:space-before="4.2cm" text:min-label-width="0.6cm" style:vertical-pos="middle" style:vertical-rel="line" fo:width="0.593cm" fo:height="0.677cm"/>
      </text:list-level-style-image>
      <text:list-level-style-image text:level="5" xlink:href="Pictures/100000000000001C0000002005431AF7C90E0CC2.gif" xlink:type="simple" xlink:show="embed" xlink:actuate="onLoad">
        <style:list-level-properties text:space-before="5.4cm" text:min-label-width="0.6cm" style:vertical-pos="middle" style:vertical-rel="line" fo:width="0.593cm" fo:height="0.677cm"/>
      </text:list-level-style-image>
      <text:list-level-style-image text:level="6" xlink:href="Pictures/100000000000001C0000002005431AF7C90E0CC2.gif" xlink:type="simple" xlink:show="embed" xlink:actuate="onLoad">
        <style:list-level-properties text:space-before="6.6cm" text:min-label-width="0.6cm" style:vertical-pos="middle" style:vertical-rel="line" fo:width="0.593cm" fo:height="0.677cm"/>
      </text:list-level-style-image>
      <text:list-level-style-image text:level="7" xlink:href="Pictures/100000000000001C0000002005431AF7C90E0CC2.gif" xlink:type="simple" xlink:show="embed" xlink:actuate="onLoad">
        <style:list-level-properties text:space-before="7.8cm" text:min-label-width="0.6cm" style:vertical-pos="middle" style:vertical-rel="line" fo:width="0.593cm" fo:height="0.677cm"/>
      </text:list-level-style-image>
      <text:list-level-style-image text:level="8" xlink:href="Pictures/100000000000001C0000002005431AF7C90E0CC2.gif" xlink:type="simple" xlink:show="embed" xlink:actuate="onLoad">
        <style:list-level-properties text:space-before="9cm" text:min-label-width="0.6cm" style:vertical-pos="middle" style:vertical-rel="line" fo:width="0.593cm" fo:height="0.677cm"/>
      </text:list-level-style-image>
      <text:list-level-style-image text:level="9" xlink:href="Pictures/100000000000001C0000002005431AF7C90E0CC2.gif" xlink:type="simple" xlink:show="embed" xlink:actuate="onLoad">
        <style:list-level-properties text:space-before="10.2cm" text:min-label-width="0.6cm" style:vertical-pos="middle" style:vertical-rel="line" fo:width="0.593cm" fo:height="0.677cm"/>
      </text:list-level-style-image>
      <text:list-level-style-image text:level="10" xlink:href="Pictures/100000000000001C0000002005431AF7C90E0CC2.gif" xlink:type="simple" xlink:show="embed" xlink:actuate="onLoad">
        <style:list-level-properties text:space-before="11.4cm" text:min-label-width="0.6cm" style:vertical-pos="middle" style:vertical-rel="line" fo:width="0.593cm" fo:height="0.677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cm" presentation:class="title" presentation:user-transformed="true">
          <draw:text-box>
            <text:p>Doctrine DBAL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Doctrine?</text:p>
          </draw:text-box>
        </draw:frame>
        <draw:frame presentation:style-name="pr4" draw:layer="layout" svg:width="32cm" svg:height="20cm" svg:x="1.8cm" svg:y="4.6cm" presentation:class="outline" presentation:user-transformed="true">
          <draw:text-box>
            <text:p xml:id="id1" text:id="id1">Skup PHP library-ja koji se bave spremanjem i čitanjem podataka iz baze.</text:p>
            <text:p xml:id="id2" text:id="id2">Doctrine library sa kojima ćemo mi raditi:</text:p>
            <text:list text:style-name="L2">
              <text:list-item>
                <text:p xml:id="id3" text:id="id3">Object Relational Mapper (ORM)</text:p>
              </text:list-item>
              <text:list-item>
                <text:p xml:id="id4" text:id="id4">Database Abstraction Layer (DBAL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Database Abstraction Layer</text:p>
          </draw:text-box>
        </draw:frame>
        <draw:frame presentation:style-name="pr4" draw:layer="layout" svg:width="32cm" svg:height="20cm" svg:x="1.8cm" svg:y="4.6cm" presentation:class="outline" presentation:user-transformed="true">
          <draw:text-box>
            <text:list text:style-name="L2">
              <text:list-item>
                <text:p xml:id="id5" text:id="id5">Sučelje (API – Application programming interface) za komunikaciju sa relacijskim bazama podataka</text:p>
              </text:list-item>
              <text:list-item>
                <text:p xml:id="id6" text:id="id6">Fleksibilan</text:p>
              </text:list-item>
              <text:list-item>
                <text:p xml:id="id7" text:id="id7">Intuitivan</text:p>
              </text:list-item>
              <text:list-item>
                <text:p xml:id="id8" text:id="id8">Abstrakcija PDO API-ja</text:p>
              </text:list-item>
              <text:list-item>
                <text:p xml:id="id9" text:id="id9">Dolazi sa driverima za rad sa različitim bazama podataka:</text:p>
                <text:list>
                  <text:list-item>
                    <text:p xml:id="id10" text:id="id10">MySQL</text:p>
                  </text:list-item>
                  <text:list-item>
                    <text:p xml:id="id11" text:id="id11">Oracle</text:p>
                  </text:list-item>
                  <text:list-item>
                    <text:p xml:id="id12" text:id="id12">Microsoft SQL Server</text:p>
                  </text:list-item>
                  <text:list-item>
                    <text:p xml:id="id13" text:id="id13">PostgreSQL</text:p>
                  </text:list-item>
                  <text:list-item>
                    <text:p xml:id="id14" text:id="id14">SQLite</text:p>
                  </text:list-item>
                  <text:list-item>
                    <text:p xml:id="id15" text:id="id15">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DBAL - prednost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6" text:id="id16">SQL logging</text:p>
              </text:list-item>
              <text:list-item>
                <text:p xml:id="id17" text:id="id17">Bolja kontrola transakcija</text:p>
              </text:list-item>
              <text:list-item>
                <text:p xml:id="id18" text:id="id18">Događaji (eng. events)</text:p>
              </text:list-item>
              <text:list-item>
                <text:p xml:id="id19" text:id="id19">Specifičnosti komunikacije sa bazom su sakrivene iza konzistentnog API-ja</text:p>
              </text:list-item>
            </text:list>
            <text:list text:style-name="L3">
              <text:list-item>
                <text:p xml:id="id20" text:id="id20">Svi podržani db driveri implementiraju isti interface</text:p>
              </text:list-item>
              <text:list-item>
                <text:p xml:id="id21" text:id="id21">Naša aplikacija ima vrlo ograničeno znanje o vrsti bazi podataka koju koristi (eng. database agnostic) </text:p>
              </text:list-item>
              <text:list-item>
                <text:p xml:id="id22" text:id="id22">Promjenom db drivera možemo promijeniti način na koji spremamo podatke bez potrebe za mijenjanjem aplikacijskog koda (Adapter pattern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ymfony Doctrine konfiguracija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3" text:id="id23">Symfony podržava Doctrine 2 "out of the box"</text:p>
              </text:list-item>
              <text:list-item>
                <text:p xml:id="id24" text:id="id24">Konfiguracija baze podataka: <text:span text:style-name="T1">app/config/parameters.yml</text:span></text:p>
              </text:list-item>
              <text:list-item>
                <text:p xml:id="id25" text:id="id25">Ako ne postoji, <text:span text:style-name="T1">parameters.yml </text:span>će se generirati iz <text:span text:style-name="T1">parameters.yml.dist</text:span> datoteke prilikom pokretanja <text:span text:style-name="T1">composer install</text:span> naredbe</text:p>
              </text:list-item>
              <text:list-item>
                <text:p xml:id="id26" text:id="id26">Podaci iz <text:span text:style-name="T1">parameters.yml </text:span><text:span text:style-name="T2">se referenciraju u glavnoj konfiguracijskoj datoteci</text:span></text:p>
                <text:list>
                  <text:list-item>
                    <text:p xml:id="id27" text:id="id27"><text:span text:style-name="T2">app/config/config.ym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Prisjetimo se da je </text:span><text:span text:style-name="T4">app/config/parameters.yml</text:span> ista ona datoteka za koju smo trebali dati podatke kod prve instalacije Symfony-ja. Symfony će te podatke tražiti kod svakog pokretanja <text:span text:style-name="T1">composer install</text:span> naredbe detektira da parameters.yml file ne postoji.</text:p>
            </draw:text-box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tranica sa svim smještajim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28" text:id="id28">Iskoristimo Doctrine DBAL kako bi na URL-u</text:p>
            <text:list text:style-name="L2">
              <text:list-item>
                <text:p xml:id="id29" text:id="id29">/accommodation</text:p>
              </text:list-item>
            </text:list>
            <text:p xml:id="id30" text:id="id30">prikazali popis linkova na sve smještaje u bazi.</text:p>
          </draw:text-box>
        </draw:frame>
        <draw:frame draw:style-name="gr2" draw:text-style-name="P3" xml:id="id31" draw:id="id31" draw:layer="layout" svg:width="32.399cm" svg:height="7.499cm" svg:x="1.802cm" svg:y="10.8cm">
          <draw:text-box>
            <text:p><text:span text:style-name="T5">public function</text:span><text:span text:style-name="T6"> </text:span><text:span text:style-name="T7">accommodationListAction</text:span><text:span text:style-name="T6">()</text:span></text:p>
            <text:p><text:span text:style-name="T6">{</text:span></text:p>
            <text:p><text:span text:style-name="T6"><text:s text:c="4"/></text:span><text:span text:style-name="T8">$connection </text:span><text:span text:style-name="T9">=</text:span><text:span text:style-name="T8"> $this</text:span><text:span text:style-name="T9">-&gt;</text:span><text:span text:style-name="T8">get(</text:span><text:span text:style-name="T10">'database_connection'</text:span><text:span text:style-name="T8">);</text:span></text:p>
            <text:p><text:span text:style-name="T8"><text:s text:c="4"/></text:span><text:span text:style-name="T8">$statement </text:span><text:span text:style-name="T9">=</text:span><text:span text:style-name="T8"> $connection</text:span><text:span text:style-name="T9">-&gt;</text:span><text:span text:style-name="T8">query(</text:span><text:span text:style-name="T10">'</text:span><text:span text:style-name="T9">SELECT</text:span><text:span text:style-name="T10"> </text:span><text:span text:style-name="T9">*</text:span><text:span text:style-name="T10"> </text:span><text:span text:style-name="T9">FROM</text:span><text:span text:style-name="T10"> accommodation'</text:span><text:span text:style-name="T8">);</text:span></text:p>
            <text:p><text:span text:style-name="T9"><text:s text:c="4"/></text:span><text:span text:style-name="T9">while</text:span><text:span text:style-name="T8"> ($row </text:span><text:span text:style-name="T9">=</text:span><text:span text:style-name="T8"> $statement</text:span><text:span text:style-name="T9">-&gt;</text:span><text:span text:style-name="T8">fetch())</text:span></text:p>
            <text:p><text:span text:style-name="T6"><text:s text:c="8"/></text:span><text:span text:style-name="T8">$accommodationList[] </text:span><text:span text:style-name="T9">=</text:span><text:span text:style-name="T8"> $row;</text:span></text:p>
            <text:p><text:span text:style-name="T8"><text:s text:c="4"/></text:span><text:span text:style-name="T11">// ...</text:span></text:p>
            <text:p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tranica pojedinačnih smješta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2" text:id="id32">Doctrine DBAL podržava <text:span text:style-name="T1">prepared statements</text:span></text:p>
              </text:list-item>
              <text:list-item>
                <text:p xml:id="id33" text:id="id33"><text:span text:style-name="T2">Pripremljene izjave nas štite od SQL injection napada</text:span></text:p>
              </text:list-item>
              <text:list-item>
                <text:p xml:id="id34" text:id="id34"><text:span text:style-name="T2">Ovo ćemo iskoristiti za dohvaćanje pojedinačnih podataka o smještaju na URL-U</text:span></text:p>
                <text:list>
                  <text:list-item>
                    <text:p xml:id="id35" text:id="id35"><text:span text:style-name="T2">/accommodation/{id}</text:span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3" draw:text-style-name="P4" xml:id="id36" draw:id="id36" draw:layer="layout" svg:width="32.597cm" svg:height="8.405cm" svg:x="1.8cm" svg:y="13.995cm">
          <draw:text-box>
            <text:p><text:span text:style-name="T13">public function</text:span><text:span text:style-name="T14"> </text:span><text:span text:style-name="T15">accommodationAction</text:span><text:span text:style-name="T14">($accommodationId)</text:span></text:p>
            <text:p><text:span text:style-name="T16">{</text:span></text:p>
            <text:p><text:span text:style-name="T16"><text:s text:c="4"/></text:span><text:span text:style-name="T14">$connection </text:span><text:span text:style-name="T13">=</text:span><text:span text:style-name="T14"> $this</text:span><text:span text:style-name="T13">-&gt;</text:span><text:span text:style-name="T14">get(</text:span><text:span text:style-name="T17">'database_connection'</text:span><text:span text:style-name="T14">);</text:span></text:p>
            <text:p><text:span text:style-name="T16"><text:s text:c="4"/></text:span><text:span text:style-name="T14">$statement </text:span><text:span text:style-name="T13">=</text:span><text:span text:style-name="T14"> $connection</text:span><text:span text:style-name="T13">-&gt;</text:span><text:span text:style-name="T14">prepare(</text:span><text:span text:style-name="T17">'</text:span><text:span text:style-name="T13">SELECT</text:span><text:span text:style-name="T17"> </text:span><text:span text:style-name="T13">*</text:span><text:span text:style-name="T17"> </text:span><text:span text:style-name="T13">FROM</text:span><text:span text:style-name="T17"> accommodation </text:span><text:span text:style-name="T13">WHERE</text:span><text:span text:style-name="T17"> id </text:span><text:span text:style-name="T13">=</text:span><text:span text:style-name="T17"> ?'</text:span><text:span text:style-name="T14">);</text:span></text:p>
            <text:p><text:span text:style-name="T16"><text:s text:c="4"/></text:span><text:span text:style-name="T14">$statement</text:span><text:span text:style-name="T13">-&gt;</text:span><text:span text:style-name="T14">bindValue(</text:span><text:span text:style-name="T18">1</text:span><text:span text:style-name="T14">, $accommodationId);</text:span></text:p>
            <text:p><text:span text:style-name="T16"><text:s text:c="4"/></text:span><text:span text:style-name="T14">$statement</text:span><text:span text:style-name="T13">-&gt;</text:span><text:span text:style-name="T14">execute();</text:span></text:p>
            <text:p><text:span text:style-name="T16"><text:s text:c="4"/></text:span><text:span text:style-name="T14">$accommodationRow </text:span><text:span text:style-name="T13">=</text:span><text:span text:style-name="T14"> $statement</text:span><text:span text:style-name="T13">-&gt;</text:span><text:span text:style-name="T14">fetch();</text:span></text:p>
            <text:p><text:span text:style-name="T19"><text:s text:c="4"/></text:span><text:span text:style-name="T19">//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QL Query Build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37" text:id="id37">Objekt sa metodama za igradnju SQL upita</text:p>
              </text:list-item>
              <text:list-item>
                <text:p xml:id="id38" text:id="id38">Omogućava izgradnju upita na OO način</text:p>
              </text:list-item>
              <text:list-item>
                <text:p xml:id="id39" text:id="id39">Neovisan o SQL dijalektu</text:p>
              </text:list-item>
            </text:list>
          </draw:text-box>
        </draw:frame>
        <draw:frame draw:style-name="gr4" draw:text-style-name="P4" xml:id="id40" draw:id="id40" draw:layer="layout" svg:width="32.597cm" svg:height="9.605cm" svg:x="1.804cm" svg:y="10.6cm">
          <draw:text-box>
            <text:p><text:span text:style-name="T13">public function</text:span><text:span text:style-name="T14"> </text:span><text:span text:style-name="T15">accommodationAction</text:span><text:span text:style-name="T14">($accommodationId)</text:span></text:p>
            <text:p><text:span text:style-name="T16">{</text:span></text:p>
            <text:p><text:span text:style-name="T16"><text:s text:c="4"/></text:span><text:span text:style-name="T20">$builder </text:span><text:span text:style-name="T21">=</text:span><text:span text:style-name="T20"> $this</text:span><text:span text:style-name="T21">-&gt;</text:span><text:span text:style-name="T20">get(</text:span><text:span text:style-name="T22">'database_connection'</text:span><text:span text:style-name="T20">)</text:span><text:span text:style-name="T21">-&gt;</text:span><text:span text:style-name="T20">createQueryBuilder();</text:span></text:p>
            <text:p><text:span text:style-name="T16"><text:s text:c="4"/></text:span><text:span text:style-name="T14">$statement </text:span><text:span text:style-name="T13">=</text:span><text:span text:style-name="T14"> $builder</text:span></text:p>
            <text:p><text:span text:style-name="T16"><text:s text:c="8"/></text:span><text:span text:style-name="T13">-&gt;</text:span><text:span text:style-name="T14">select(</text:span><text:span text:style-name="T17">'*'</text:span><text:span text:style-name="T14">)</text:span></text:p>
            <text:p><text:span text:style-name="T16"><text:s text:c="8"/></text:span><text:span text:style-name="T13">-&gt;</text:span><text:span text:style-name="T14">from(</text:span><text:span text:style-name="T17">'accommodation'</text:span><text:span text:style-name="T14">)</text:span></text:p>
            <text:p><text:span text:style-name="T16"><text:s text:c="8"/></text:span><text:span text:style-name="T13">-&gt;</text:span><text:span text:style-name="T14">where(</text:span><text:span text:style-name="T17">'id = ?'</text:span><text:span text:style-name="T14">)</text:span></text:p>
            <text:p><text:span text:style-name="T16"><text:s text:c="8"/></text:span><text:span text:style-name="T13">-&gt;</text:span><text:span text:style-name="T14">setParameter(</text:span><text:span text:style-name="T18">0</text:span><text:span text:style-name="T14">, $accommodationId)</text:span></text:p>
            <text:p><text:span text:style-name="T16"><text:s text:c="8"/></text:span><text:span text:style-name="T13">-&gt;</text:span><text:span text:style-name="T14">execute();</text:span></text:p>
            <text:p><text:span text:style-name="T16"><text:s text:c="4"/></text:span><text:span text:style-name="T14">$accommodationRow </text:span><text:span text:style-name="T13">=</text:span><text:span text:style-name="T14"> $statement</text:span><text:span text:style-name="T13">-&gt;</text:span><text:span text:style-name="T14">fetch();</text:span></text:p>
            <text:p><text:span text:style-name="T19"><text:s text:c="4"/></text:span><text:span text:style-name="T19">//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QL Query build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Za više informacija pogledati dokumentaciju</text:p>
                <text:list>
                  <text:list-item>
                    <text:p><text:a xlink:href="http://docs.doctrine-project.org/projects/doctrine-dbal/en/latest/reference/query-builder.html" xlink:type="simple">http://docs.doctrine-project.org/projects/doctrine-dbal/en/latest/reference/query-builder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Transakcij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41" text:id="id41">Doctrine DBAL API podržava <text:a xlink:href="http://docs.doctrine-project.org/projects/doctrine-dbal/en/latest/reference/transactions.html" xlink:type="simple">transakcije</text:a></text:p>
              </text:list-item>
              <text:list-item>
                <text:p xml:id="id42" text:id="id42">Kako nikad ne bi zaboravili pozvati rollback, najbolje je koristiti <text:span text:style-name="T1">transactional()</text:span> metodu na <text:span text:style-name="T1">connection</text:span> objektu </text:p>
              </text:list-item>
              <text:list-item>
                <text:p xml:id="id43" text:id="id43">Podrška za ugnježđivanje transakcija (nested transactions)</text:p>
                <text:list>
                  <text:list-item>
                    <text:p xml:id="id44" text:id="id44">Doctrine dokumentacija predlaže izbjegavanje ove funkcionalnost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ao UI2" svg:font-family="'Lao UI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42</meta:editing-cycles>
    <meta:editing-duration>PT19H39M59S</meta:editing-duration>
    <meta:generator>LibreOffice/5.1.5.2$Windows_x86 LibreOffice_project/7a864d8825610a8c07cfc3bc01dd4fce6a9447e5</meta:generator>
    <dc:title>PHP Akademija template v4</dc:title>
    <dc:date>2016-12-09T16:52:06.972000000</dc:date>
    <meta:document-statistic meta:object-count="81"/>
  </office:meta>
</office:document-meta>
</file>